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crosoft Sans Serif" svg:font-family="'Microsoft Sans Serif'"/>
    <style:font-face style:name="Times New Roman" svg:font-family="'Times New Roman'" style:font-family-generic="roman" style:font-pitch="variable"/>
    <style:font-face style:name="Microsoft Sans Serif1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1" fo:font-size="20pt" style:font-size-asian="20pt" style:font-size-complex="20pt"/>
    </style:style>
    <style:style style:name="P2" style:family="paragraph" style:parent-style-name="Standard">
      <style:text-properties style:font-name="Microsoft Sans Serif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Microsoft Sans Serif1" fo:font-size="20pt"/>
    </style:style>
    <style:style style:name="P4" style:family="paragraph" style:parent-style-name="Standard">
      <style:text-properties style:font-name="Microsoft Sans Serif1" fo:font-size="20pt" style:font-size-asian="20pt" style:font-size-complex="20pt"/>
    </style:style>
    <style:style style:name="P5" style:family="paragraph" style:parent-style-name="Text_20_body">
      <style:text-properties style:font-name="Microsoft Sans Serif" fo:font-size="20pt"/>
    </style:style>
    <style:style style:name="P6" style:family="paragraph" style:parent-style-name="Text_20_body">
      <style:text-properties style:text-line-through-style="none" style:text-underline-style="none" style:text-blink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Microsoft Sans Serif1" fo:font-size="20pt" style:font-size-asian="20pt" style:font-size-complex="20pt"/>
    </style:style>
    <style:style style:name="T5" style:family="text">
      <style:text-properties style:font-name="Microsoft Sans Serif1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style:font-name="Microsoft Sans Serif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style:font-name="Microsoft Sans Serif1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font-name="Microsoft Sans Serif1" fo:font-size="20pt" style:text-underline-style="none" style:font-size-asian="20pt" style:font-size-complex="20pt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style:font-name="Microsoft Sans Serif"/>
    </style:style>
    <style:style style:name="T11" style:family="text">
      <style:text-properties style:font-name="Microsoft Sans Serif" fo:font-size="20pt"/>
    </style:style>
    <style:style style:name="T12" style:family="text">
      <style:text-properties style:font-name="Microsoft Sans Serif" fo:font-size="20pt" style:text-underline-style="solid" style:text-underline-width="auto" style:text-underline-color="font-color" fo:font-weight="bold"/>
    </style:style>
    <style:style style:name="T13" style:family="text">
      <style:text-properties style:font-name="Microsoft Sans Serif" fo:font-size="20pt" style:text-underline-style="solid" style:text-underline-width="auto" style:text-underline-color="font-color" fo:font-weight="bold" style:font-size-asian="20pt" style:font-size-complex="20pt"/>
    </style:style>
    <style:style style:name="T14" style:family="text">
      <style:text-properties fo:font-size="20pt"/>
    </style:style>
    <style:style style:name="T15" style:family="text">
      <style:text-properties style:font-size-asian="20pt"/>
    </style:style>
    <style:style style:name="T16" style:family="text">
      <style:text-properties style:font-size-asian="20pt" style:font-size-complex="20pt"/>
    </style:style>
    <style:style style:name="T17" style:family="text">
      <style:text-properties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16"><text:s/></text:span><text:span text:style-name="T13">TERMS AND CONDITIONS</text:span></text:p>
      <text:p text:style-name="P6"/>
      <text:p text:style-name="P5">OUR PRODUCT SHALL NOT BE MISUSED IN ANY MANNER AND BE CIRCULATED WITHOUT PRIOR PERMISSION.</text:p>
      <text:p text:style-name="Text_20_body"/>
      <text:p text:style-name="P5">THE END USER, IF FOUND OR APPEARS TO BE GUILTY , SHALL BE PROSECUTED .</text:p>
      <text:p text:style-name="Text_20_body"/>
      <text:p text:style-name="P5">CIRCULATING THIS PROJECT IS <text:span text:style-name="T2">ILLEGAL </text:span>AND SHALL BE DEALT WITH VERY SERIOUSLY.</text:p>
      <text:p text:style-name="Text_20_body"/>
      <text:p text:style-name="P5">IT IS VERY NECESSARY FOR THE USER TO <text:span text:style-name="T1">BIDE </text:span>BY OUR <text:span text:style-name="T2">RULES AND REGULATIONS </text:span></text:p>
      <text:p text:style-name="Text_20_body"/>
      <text:p text:style-name="P5"><text:span text:style-name="T11">THE COMPANY IS NOT RESPONSIBLE FOR ANY </text:span>LOSS OF DATA OR ANY SOFTWARE OR HARDWARE DAMAGE.</text:p>
      <text:p text:style-name="Text_20_body"/>
      <text:p text:style-name="Text_20_body"><text:span text:style-name="T11">THE COMPANY AGREES TO REPLACE THE PRODUCT IF FOUND FAULTY.</text:span></text:p>
      <text:p text:style-name="Text_20_body"><text:span text:style-name="T11">THE END USER IS ASSUMED TO HAVE READ AND AGREED TO OUR COMPLETE TERMS AND </text:span><text:span text:style-name="T11">CONDITIONS BEFORE INSTALLING OUR PRODUCT.</text:span></text:p>
      <text:p text:style-name="Text_20_body"/>
      <text:p text:style-name="Text_20_body"><text:span text:style-name="T11">ANY DUPLICATION OR CIRCULATION IS PUNISHABLE UNDER THE COMPANY ACT.</text:span></text:p>
      <text:p text:style-name="Text_20_body"><text:span text:style-name="T11"/></text:p>
      <text:p text:style-name="Text_20_body"><text:span text:style-name="T11">THANK YOU FOR INSTALLING AND USING OUR PRODUCT.</text:span></text:p>
      <text:p text:style-name="Text_20_body"/>
      <text:p text:style-name="P5"><text:span text:style-name="T11">FOR MORE TERMS AND CONDITIONS PLEASE </text:span>DO VISIT OUR WEBSITE.</text:p>
      <text:p text:style-name="Text_20_body"/>
      <text:p text:style-name="Text_20_body"><text:span text:style-name="T11">REGISTER YOURSELF SOON IN OUR WEBSITE.</text:span></text:p>
      <text:p text:style-name="Text_20_body"><text:span text:style-name="T11">BY</text:span></text:p>
      <text:p text:style-name="Text_20_body"><text:span text:style-name="T11">SATHANANDH.V</text:span></text:p>
      <text:p text:style-name="Text_20_body"><text:span text:style-name="T11">PROFITZ SOLUTIONS CORP.</text:span></text:p>
      <text:p text:style-name="Text_20_body"/>
      <text:p text:style-name="P3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crosoft Sans Serif" svg:font-family="'Microsoft Sans Serif'"/>
    <style:font-face style:name="Times New Roman" svg:font-family="'Times New Roman'" style:font-family-generic="roman" style:font-pitch="variable"/>
    <style:font-face style:name="Microsoft Sans Serif1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creation-date>2007-12-28T23:30:05</meta:creation-date>
    <dc:creator>sadanand iyer</dc:creator>
    <dc:date>2008-01-21T03:46:09</dc:date>
    <dc:language>en-US</dc:language>
    <meta:editing-cycles>5</meta:editing-cycles>
    <meta:editing-duration>PT1H3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5" meta:word-count="142" meta:character-count="834"/>
  </office:meta>
</office:document-meta>
</file>